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cm" fo:min-width="6.104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782cm" fo:min-width="6.10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1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91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6600"/>
    </style:style>
    <style:style style:name="P4" style:family="paragraph">
      <loext:graphic-properties draw:fill="none" draw:fill-color="#ffffff"/>
      <style:paragraph-properties fo:text-align="center"/>
      <style:text-properties fo:color="#ff3333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ff6600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custom-shape draw:style-name="gr1" draw:text-style-name="P1" draw:layer="layout" svg:width="6.604cm" svg:height="1.27cm" svg:x="13.716cm" svg:y="10.41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604cm" svg:height="2.032cm" svg:x="13.716cm" svg:y="10.414cm">
            <text:p text:style-name="P1">Ring 3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604cm" svg:height="2.032cm" svg:x="13.716cm" svg:y="12.446cm">
            <text:p text:style-name="P1">Ring 0</text:p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4.826cm" svg:height="1.673cm" svg:x="14.732cm" svg:y="14.986cm">
            <draw:text-box>
              <text:p text:style-name="P1"><text:span text:style-name="T1">Root Mode (VMM)</text:span></text:p>
            </draw:text-box>
          </draw:frame>
        </draw:g>
        <draw:g>
          <draw:custom-shape draw:style-name="gr1" draw:text-style-name="P1" draw:layer="layout" svg:width="6.604cm" svg:height="1.27cm" svg:x="4.572cm" svg:y="1.9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604cm" svg:height="2.032cm" svg:x="4.572cm" svg:y="1.958cm">
            <text:p text:style-name="P1">Ring 3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604cm" svg:height="2.032cm" svg:x="4.572cm" svg:y="3.99cm">
            <text:p text:style-name="P1">Ring 0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826cm" svg:height="1.673cm" svg:x="5.588cm" svg:y="6.53cm">
            <draw:text-box>
              <text:p text:style-name="P1"><text:span text:style-name="T2">Non-Root Mode (Guest)</text:span></text:p>
            </draw:text-box>
          </draw:frame>
        </draw:g>
        <draw:g>
          <draw:custom-shape draw:style-name="gr1" draw:text-style-name="P1" draw:layer="layout" svg:width="6.604cm" svg:height="1.27cm" svg:x="24.13cm" svg:y="1.95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604cm" svg:height="2.032cm" svg:x="24.13cm" svg:y="1.958cm">
            <text:p text:style-name="P1">Ring 3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6.604cm" svg:height="2.032cm" svg:x="24.13cm" svg:y="3.99cm">
            <text:p text:style-name="P1">Ring 0</text:p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4.826cm" svg:height="1.673cm" svg:x="25.146cm" svg:y="6.53cm">
            <draw:text-box>
              <text:p text:style-name="P1"><text:span text:style-name="T2">Non-Root Mode (Guest)</text:span></text:p>
            </draw:text-box>
          </draw:frame>
        </draw:g>
        <draw:line draw:style-name="gr4" draw:text-style-name="P5" draw:layer="layout" svg:x1="14.224cm" svg:y1="9.398cm" svg:x2="11.43cm" svg:y2="5.842cm">
          <text:p/>
        </draw:line>
        <draw:line draw:style-name="gr4" draw:text-style-name="P5" draw:layer="layout" svg:x1="8.382cm" svg:y1="8.382cm" svg:x2="13.208cm" svg:y2="10.414cm">
          <text:p/>
        </draw:line>
        <draw:line draw:style-name="gr4" draw:text-style-name="P5" draw:layer="layout" svg:x1="19.558cm" svg:y1="9.652cm" svg:x2="23.368cm" svg:y2="5.334cm">
          <text:p/>
        </draw:line>
        <draw:line draw:style-name="gr4" draw:text-style-name="P5" draw:layer="layout" svg:x1="26.924cm" svg:y1="8.636cm" svg:x2="21.082cm" svg:y2="10.668cm">
          <text:p/>
        </draw:line>
        <draw:line draw:style-name="gr4" draw:text-style-name="P5" draw:layer="layout" svg:x1="5.842cm" svg:y1="13.462cm" svg:x2="13.208cm" svg:y2="13.462cm">
          <text:p/>
        </draw:line>
        <draw:line draw:style-name="gr4" draw:text-style-name="P5" draw:layer="layout" svg:x1="20.828cm" svg:y1="13.462cm" svg:x2="28.194cm" svg:y2="13.462cm">
          <text:p/>
        </draw:line>
        <draw:frame draw:style-name="gr5" draw:text-style-name="P6" draw:layer="layout" svg:width="3.114cm" svg:height="0.962cm" svg:x="12.38cm" svg:y="6.35cm">
          <draw:text-box>
            <text:p>VM Entry</text:p>
          </draw:text-box>
        </draw:frame>
        <draw:frame draw:style-name="gr5" draw:text-style-name="P6" draw:layer="layout" svg:width="3.114cm" svg:height="0.962cm" svg:x="18.73cm" svg:y="6.096cm">
          <draw:text-box>
            <text:p>VM Entry</text:p>
          </draw:text-box>
        </draw:frame>
        <draw:frame draw:style-name="gr6" draw:text-style-name="P6" draw:layer="layout" svg:width="2.691cm" svg:height="0.962cm" svg:x="8.57cm" svg:y="9.706cm">
          <draw:text-box>
            <text:p>VM Exit</text:p>
          </draw:text-box>
        </draw:frame>
        <draw:frame draw:style-name="gr6" draw:text-style-name="P6" draw:layer="layout" svg:width="2.691cm" svg:height="0.962cm" svg:x="23.725cm" svg:y="9.706cm">
          <draw:text-box>
            <text:p>VM Exit</text:p>
          </draw:text-box>
        </draw:frame>
        <draw:frame draw:style-name="gr6" draw:text-style-name="P6" draw:layer="layout" svg:width="2.83cm" svg:height="0.962cm" svg:x="7.62cm" svg:y="13.77cm">
          <draw:text-box>
            <text:p>VMXON</text:p>
          </draw:text-box>
        </draw:frame>
        <draw:frame draw:style-name="gr6" draw:text-style-name="P6" draw:layer="layout" svg:width="2.729cm" svg:height="0.962cm" svg:x="23.368cm" svg:y="13.716cm">
          <draw:text-box>
            <text:p>VMOFF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2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8cm" fo:text-indent="0cm"/>
      <style:text-properties fo:font-size="23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3cm" fo:text-indent="0cm"/>
      <style:text-properties fo:font-size="20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8cm" fo:text-indent="0cm"/>
      <style:text-properties fo:font-size="16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3cm" fo:text-indent="0cm"/>
      <style:text-properties fo:font-size="16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2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32.003cm" svg:height="2.969cm" svg:x="1.778cm" svg:y="0.708cm" presentation:class="title" presentation:placeholder="true">
        <draw:text-box/>
      </draw:frame>
      <draw:frame presentation:style-name="Default-outline1" draw:layer="backgroundobjects" svg:width="32.003cm" svg:height="10.312cm" svg:x="1.778cm" svg:y="4.16cm" presentation:class="outline" presentation:placeholder="true">
        <draw:text-box/>
      </draw:frame>
      <draw:frame presentation:style-name="Mpr1" draw:text-style-name="MP2" draw:layer="backgroundobjects" svg:width="8.285cm" svg:height="1.226cm" svg:x="1.778cm" svg:y="16.19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1.226cm" svg:x="12.16cm" svg:y="16.19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1.226cm" svg:x="25.495cm" svg:y="16.1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6-11-08T14:22:50.053047241</dc:date>
    <meta:editing-duration>PT57M43S</meta:editing-duration>
    <meta:editing-cycles>50</meta:editing-cycles>
    <meta:generator>LibreOffice/5.1.4.2$Linux_X86_64 LibreOffice_project/10m0$Build-2</meta:generator>
    <meta:document-statistic meta:object-count="50"/>
  </office:meta>
</office:document-meta>
</file>